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pt" svg:height="255.29pt" svg:x="327.06pt" svg:y="44.08pt">
            <loext:p draw:notify-on-update-of-ranges="Sheet1.A1:Sheet1.A1 Sheet1.A2:Sheet1.A13 Sheet1.B1:Sheet1.B1 Sheet1.B2:Sheet1.B13 Sheet1.A1:Sheet1.A1 Sheet1.A2:Sheet1.A13 Sheet1.C1:Sheet1.C1 Sheet1.C2:Sheet1.C13 Sheet1.A1:Sheet1.A1 Sheet1.A2:Sheet1.A13 Sheet1.D1:Sheet1.D1 Sheet1.D2:Sheet1.D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8.86pt" svg:y="333.72pt">
            <loext:p draw:notify-on-update-of-ranges="Sheet1.A27:Sheet1.A27 Sheet1.A28:Sheet1.A40 Sheet1.B27:Sheet1.B27 Sheet1.B28:Sheet1.B40 Sheet1.A27:Sheet1.A27 Sheet1.A28:Sheet1.A40 Sheet1.C27:Sheet1.C27 Sheet1.C28:Sheet1.C40 Sheet1.A27:Sheet1.A27 Sheet1.A28:Sheet1.A40 Sheet1.D27:Sheet1.D27 Sheet1.D28:Sheet1.D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58.86pt" svg:y="549.89pt">
            <loext:p draw:notify-on-update-of-ranges="Sheet1.A49:Sheet1.A49 Sheet1.A50:Sheet1.A64 Sheet1.B49:Sheet1.B49 Sheet1.B50:Sheet1.B64 Sheet1.A49:Sheet1.A49 Sheet1.A50:Sheet1.A64 Sheet1.C49:Sheet1.C49 Sheet1.C50:Sheet1.C64 Sheet1.A49:Sheet1.A49 Sheet1.A50:Sheet1.A64 Sheet1.D49:Sheet1.D49 Sheet1.D50:Sheet1.D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in_samples_split</text:p>
          </table:table-cell>
          <table:table-cell table:style-name="ce1" office:value-type="string" calcext:value-type="string">
            <text:p>Train accuracy</text:p>
          </table:table-cell>
          <table:table-cell office:value-type="string" calcext:value-type="string">
            <text:p>Valid acccuracy</text:p>
          </table:table-cell>
          <table:table-cell office:value-type="string" calcext:value-type="string">
            <text:p>Test accuracy</text:p>
          </table:table-cell>
        </table:table-row>
        <table:table-row table:style-name="ro2">
          <table:table-cell table:style-name="ce2" office:value-type="float" office:value="0.000001" calcext:value-type="float">
            <text:p>1.00E-06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8333333333" calcext:value-type="float">
            <text:p>0.7983333333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2">
          <table:table-cell table:style-name="ce2" office:value-type="float" office:value="0.00001" calcext:value-type="float">
            <text:p>1.00E-05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9666666667" calcext:value-type="float">
            <text:p>0.7996666667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2">
          <table:table-cell table:style-name="ce2" office:value-type="float" office:value="0.00002" calcext:value-type="float">
            <text:p>2.00E-05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6666666667" calcext:value-type="float">
            <text:p>0.7966666667</text:p>
          </table:table-cell>
          <table:table-cell office:value-type="float" office:value="0.800285714286" calcext:value-type="float">
            <text:p>0.8002857143</text:p>
          </table:table-cell>
        </table:table-row>
        <table:table-row table:style-name="ro2">
          <table:table-cell table:style-name="ce2" office:value-type="float" office:value="0.00005" calcext:value-type="float">
            <text:p>5.00E-05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7333333333" calcext:value-type="float">
            <text:p>0.7973333333</text:p>
          </table:table-cell>
          <table:table-cell office:value-type="float" office:value="0.802571428571" calcext:value-type="float">
            <text:p>0.8025714286</text:p>
          </table:table-cell>
        </table:table-row>
        <table:table-row table:style-name="ro2">
          <table:table-cell office:value-type="float" office:value="0.0001" calcext:value-type="float">
            <text:p>0.0001</text:p>
          </table:table-cell>
          <table:table-cell office:value-type="float" office:value="0.884" calcext:value-type="float">
            <text:p>0.884</text:p>
          </table:table-cell>
          <table:table-cell office:value-type="float" office:value="0.799666666667" calcext:value-type="float">
            <text:p>0.7996666667</text:p>
          </table:table-cell>
          <table:table-cell office:value-type="float" office:value="0.805142857143" calcext:value-type="float">
            <text:p>0.8051428571</text:p>
          </table:table-cell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87062962963" calcext:value-type="float">
            <text:p>0.8706296296</text:p>
          </table:table-cell>
          <table:table-cell office:value-type="float" office:value="0.806333333333" calcext:value-type="float">
            <text:p>0.8063333333</text:p>
          </table:table-cell>
          <table:table-cell office:value-type="float" office:value="0.812571428571" calcext:value-type="float">
            <text:p>0.8125714286</text:p>
          </table:table-cell>
        </table:table-row>
        <table:table-row table:style-name="ro2">
          <table:table-cell office:value-type="float" office:value="0.0008" calcext:value-type="float">
            <text:p>0.0008</text:p>
          </table:table-cell>
          <table:table-cell office:value-type="float" office:value="0.858851851852" calcext:value-type="float">
            <text:p>0.8588518519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0.85662962963" calcext:value-type="float">
            <text:p>0.8566296296</text:p>
          </table:table-cell>
          <table:table-cell office:value-type="float" office:value="0.81" calcext:value-type="float">
            <text:p>0.81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841037037037" calcext:value-type="float">
            <text:p>0.841037037</text:p>
          </table:table-cell>
          <table:table-cell office:value-type="float" office:value="0.820333333333" calcext:value-type="float">
            <text:p>0.8203333333</text:p>
          </table:table-cell>
          <table:table-cell office:value-type="float" office:value="0.824285714286" calcext:value-type="float">
            <text:p>0.8242857143</text:p>
          </table:table-cell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834814814815" calcext:value-type="float">
            <text:p>0.8348148148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3142857143" calcext:value-type="float">
            <text:p>0.823142857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827481481481" calcext:value-type="float">
            <text:p>0.8274814815</text:p>
          </table:table-cell>
          <table:table-cell office:value-type="float" office:value="0.819333333333" calcext:value-type="float">
            <text:p>0.8193333333</text:p>
          </table:table-cell>
          <table:table-cell office:value-type="float" office:value="0.823428571429" calcext:value-type="float">
            <text:p>0.8234285714</text:p>
          </table:table-cell>
        </table:table-row>
        <table:table-row table:style-name="ro2">
          <table:table-cell office:value-type="float" office:value="0.06" calcext:value-type="float">
            <text:p>0.06</text:p>
          </table:table-cell>
          <table:table-cell office:value-type="float" office:value="0.819962962963" calcext:value-type="float">
            <text:p>0.819962963</text:p>
          </table:table-cell>
          <table:table-cell office:value-type="float" office:value="0.810333333333" calcext:value-type="float">
            <text:p>0.8103333333</text:p>
          </table:table-cell>
          <table:table-cell office:value-type="float" office:value="0.815142857143" calcext:value-type="float">
            <text:p>0.8151428571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812444444444" calcext:value-type="float">
            <text:p>0.8124444444</text:p>
          </table:table-cell>
          <table:table-cell office:value-type="float" office:value="0.805666666667" calcext:value-type="float">
            <text:p>0.8056666667</text:p>
          </table:table-cell>
          <table:table-cell office:value-type="float" office:value="0.810285714286" calcext:value-type="float">
            <text:p>0.8102857143</text:p>
          </table:table-cell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0.751814814815" calcext:value-type="float">
            <text:p>0.7518148148</text:p>
          </table:table-cell>
          <table:table-cell office:value-type="float" office:value="0.745333333333" calcext:value-type="float">
            <text:p>0.7453333333</text:p>
          </table:table-cell>
          <table:table-cell office:value-type="float" office:value="0.755428571429" calcext:value-type="float">
            <text:p>0.7554285714</text:p>
          </table:table-cell>
        </table:table-row>
        <table:table-row table:style-name="ro2" table:number-rows-repeated="11">
          <table:table-cell table:number-columns-repeated="4"/>
        </table:table-row>
        <table:table-row table:style-name="ro1">
          <table:table-cell table:style-name="ce1" office:value-type="string" calcext:value-type="string">
            <text:p>min_samples_leaf</text:p>
          </table:table-cell>
          <table:table-cell table:style-name="ce1" office:value-type="string" calcext:value-type="string">
            <text:p>Train accuracy</text:p>
          </table:table-cell>
          <table:table-cell office:value-type="string" calcext:value-type="string">
            <text:p>Valid acccuracy</text:p>
          </table:table-cell>
          <table:table-cell office:value-type="string" calcext:value-type="string">
            <text:p>Test accuracy</text:p>
          </table:table-cell>
        </table:table-row>
        <table:table-row table:style-name="ro2">
          <table:table-cell table:style-name="ce2" office:value-type="float" office:value="0.000001" calcext:value-type="float">
            <text:p>1.00E-06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8333333333" calcext:value-type="float">
            <text:p>0.7983333333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2">
          <table:table-cell table:style-name="ce2" office:value-type="float" office:value="0.00001" calcext:value-type="float">
            <text:p>1.00E-05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8666666667" calcext:value-type="float">
            <text:p>0.7986666667</text:p>
          </table:table-cell>
          <table:table-cell office:value-type="float" office:value="0.801714285714" calcext:value-type="float">
            <text:p>0.8017142857</text:p>
          </table:table-cell>
        </table:table-row>
        <table:table-row table:style-name="ro2">
          <table:table-cell table:style-name="ce2" office:value-type="float" office:value="0.00002" calcext:value-type="float">
            <text:p>2.00E-05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9333333333" calcext:value-type="float">
            <text:p>0.7993333333</text:p>
          </table:table-cell>
          <table:table-cell office:value-type="float" office:value="0.801285714286" calcext:value-type="float">
            <text:p>0.8012857143</text:p>
          </table:table-cell>
        </table:table-row>
        <table:table-row table:style-name="ro2">
          <table:table-cell table:style-name="ce2" office:value-type="float" office:value="0.00005" calcext:value-type="float">
            <text:p>5.00E-05</text:p>
          </table:table-cell>
          <table:table-cell office:value-type="float" office:value="0.867888888889" calcext:value-type="float">
            <text:p>0.8678888889</text:p>
          </table:table-cell>
          <table:table-cell office:value-type="float" office:value="0.811666666667" calcext:value-type="float">
            <text:p>0.8116666667</text:p>
          </table:table-cell>
          <table:table-cell office:value-type="float" office:value="0.814571428571" calcext:value-type="float">
            <text:p>0.8145714286</text:p>
          </table:table-cell>
        </table:table-row>
        <table:table-row table:style-name="ro2">
          <table:table-cell office:value-type="float" office:value="0.0001" calcext:value-type="float">
            <text:p>0.0001</text:p>
          </table:table-cell>
          <table:table-cell office:value-type="float" office:value="0.861518518519" calcext:value-type="float">
            <text:p>0.8615185185</text:p>
          </table:table-cell>
          <table:table-cell office:value-type="float" office:value="0.811666666667" calcext:value-type="float">
            <text:p>0.8116666667</text:p>
          </table:table-cell>
          <table:table-cell office:value-type="float" office:value="0.814285714286" calcext:value-type="float">
            <text:p>0.8142857143</text:p>
          </table:table-cell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846518518519" calcext:value-type="float">
            <text:p>0.8465185185</text:p>
          </table:table-cell>
          <table:table-cell office:value-type="float" office:value="0.816333333333" calcext:value-type="float">
            <text:p>0.8163333333</text:p>
          </table:table-cell>
          <table:table-cell office:value-type="float" office:value="0.822714285714" calcext:value-type="float">
            <text:p>0.8227142857</text:p>
          </table:table-cell>
        </table:table-row>
        <table:table-row table:style-name="ro2">
          <table:table-cell office:value-type="float" office:value="0.0008" calcext:value-type="float">
            <text:p>0.0008</text:p>
          </table:table-cell>
          <table:table-cell office:value-type="float" office:value="0.83962962963" calcext:value-type="float">
            <text:p>0.8396296296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6571428571" calcext:value-type="float">
            <text:p>0.8265714286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0.837888888889" calcext:value-type="float">
            <text:p>0.8378888889</text:p>
          </table:table-cell>
          <table:table-cell office:value-type="float" office:value="0.83" calcext:value-type="float">
            <text:p>0.83</text:p>
          </table:table-cell>
          <table:table-cell office:value-type="float" office:value="0.825857142857" calcext:value-type="float">
            <text:p>0.8258571429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829592592593" calcext:value-type="float">
            <text:p>0.8295925926</text:p>
          </table:table-cell>
          <table:table-cell office:value-type="float" office:value="0.819" calcext:value-type="float">
            <text:p>0.819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824666666667" calcext:value-type="float">
            <text:p>0.8246666667</text:p>
          </table:table-cell>
          <table:table-cell office:value-type="float" office:value="0.821666666667" calcext:value-type="float">
            <text:p>0.8216666667</text:p>
          </table:table-cell>
          <table:table-cell office:value-type="float" office:value="0.821857142857" calcext:value-type="float">
            <text:p>0.8218571429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819962962963" calcext:value-type="float">
            <text:p>0.819962963</text:p>
          </table:table-cell>
          <table:table-cell office:value-type="float" office:value="0.810333333333" calcext:value-type="float">
            <text:p>0.8103333333</text:p>
          </table:table-cell>
          <table:table-cell office:value-type="float" office:value="0.815142857143" calcext:value-type="float">
            <text:p>0.8151428571</text:p>
          </table:table-cell>
        </table:table-row>
        <table:table-row table:style-name="ro2">
          <table:table-cell office:value-type="float" office:value="0.06" calcext:value-type="float">
            <text:p>0.06</text:p>
          </table:table-cell>
          <table:table-cell office:value-type="float" office:value="0.809111111111" calcext:value-type="float">
            <text:p>0.8091111111</text:p>
          </table:table-cell>
          <table:table-cell office:value-type="float" office:value="0.803666666667" calcext:value-type="float">
            <text:p>0.8036666667</text:p>
          </table:table-cell>
          <table:table-cell office:value-type="float" office:value="0.806142857143" calcext:value-type="float">
            <text:p>0.8061428571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802666666667" calcext:value-type="float">
            <text:p>0.8026666667</text:p>
          </table:table-cell>
          <table:table-cell office:value-type="float" office:value="0.800666666667" calcext:value-type="float">
            <text:p>0.8006666667</text:p>
          </table:table-cell>
          <table:table-cell office:value-type="float" office:value="0.804571428571" calcext:value-type="float">
            <text:p>0.8045714286</text:p>
          </table:table-cell>
        </table:table-row>
        <table:table-row table:style-name="ro2" table:number-rows-repeated="8">
          <table:table-cell table:number-columns-repeated="4"/>
        </table:table-row>
        <table:table-row table:style-name="ro2">
          <table:table-cell table:style-name="ce1" office:value-type="string" calcext:value-type="string">
            <text:p>max_depth</text:p>
          </table:table-cell>
          <table:table-cell table:style-name="ce1" office:value-type="string" calcext:value-type="string">
            <text:p>Train accuracy</text:p>
          </table:table-cell>
          <table:table-cell office:value-type="string" calcext:value-type="string">
            <text:p>Valid acccuracy</text:p>
          </table:table-cell>
          <table:table-cell office:value-type="string" calcext:value-type="string">
            <text:p>Test 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751814814815" calcext:value-type="float">
            <text:p>0.7518148148</text:p>
          </table:table-cell>
          <table:table-cell office:value-type="float" office:value="0.745333333333" calcext:value-type="float">
            <text:p>0.7453333333</text:p>
          </table:table-cell>
          <table:table-cell office:value-type="float" office:value="0.755428571429" calcext:value-type="float">
            <text:p>0.75542857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12444444444" calcext:value-type="float">
            <text:p>0.8124444444</text:p>
          </table:table-cell>
          <table:table-cell office:value-type="float" office:value="0.805666666667" calcext:value-type="float">
            <text:p>0.8056666667</text:p>
          </table:table-cell>
          <table:table-cell office:value-type="float" office:value="0.810285714286" calcext:value-type="float">
            <text:p>0.810285714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22666666667" calcext:value-type="float">
            <text:p>0.8226666667</text:p>
          </table:table-cell>
          <table:table-cell office:value-type="float" office:value="0.810333333333" calcext:value-type="float">
            <text:p>0.8103333333</text:p>
          </table:table-cell>
          <table:table-cell office:value-type="float" office:value="0.816857142857" calcext:value-type="float">
            <text:p>0.816857142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833740740741" calcext:value-type="float">
            <text:p>0.8337407407</text:p>
          </table:table-cell>
          <table:table-cell office:value-type="float" office:value="0.817666666667" calcext:value-type="float">
            <text:p>0.8176666667</text:p>
          </table:table-cell>
          <table:table-cell office:value-type="float" office:value="0.821428571429" calcext:value-type="float">
            <text:p>0.821428571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44518518519" calcext:value-type="float">
            <text:p>0.8445185185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2142857143" calcext:value-type="float">
            <text:p>0.822142857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860962962963" calcext:value-type="float">
            <text:p>0.860962963</text:p>
          </table:table-cell>
          <table:table-cell office:value-type="float" office:value="0.815666666667" calcext:value-type="float">
            <text:p>0.8156666667</text:p>
          </table:table-cell>
          <table:table-cell office:value-type="float" office:value="0.815714285714" calcext:value-type="float">
            <text:p>0.815714285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870962962963" calcext:value-type="float">
            <text:p>0.870962963</text:p>
          </table:table-cell>
          <table:table-cell office:value-type="float" office:value="0.811" calcext:value-type="float">
            <text:p>0.811</text:p>
          </table:table-cell>
          <table:table-cell office:value-type="float" office:value="0.811857142857" calcext:value-type="float">
            <text:p>0.811857142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87111111111" calcext:value-type="float">
            <text:p>0.8871111111</text:p>
          </table:table-cell>
          <table:table-cell office:value-type="float" office:value="0.801333333333" calcext:value-type="float">
            <text:p>0.8013333333</text:p>
          </table:table-cell>
          <table:table-cell office:value-type="float" office:value="0.801142857143" calcext:value-type="float">
            <text:p>0.801142857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889296296296" calcext:value-type="float">
            <text:p>0.8892962963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1285714286" calcext:value-type="float">
            <text:p>0.801285714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7666666667" calcext:value-type="float">
            <text:p>0.7976666667</text:p>
          </table:table-cell>
          <table:table-cell office:value-type="float" office:value="0.801285714286" calcext:value-type="float">
            <text:p>0.801285714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1714285714" calcext:value-type="float">
            <text:p>0.801714285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6333333333" calcext:value-type="float">
            <text:p>0.7963333333</text:p>
          </table:table-cell>
          <table:table-cell office:value-type="float" office:value="0.800142857143" calcext:value-type="float">
            <text:p>0.800142857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6" calcext:value-type="float">
            <text:p>0.796</text:p>
          </table:table-cell>
          <table:table-cell office:value-type="float" office:value="0.802428571429" calcext:value-type="float">
            <text:p>0.802428571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9333333333" calcext:value-type="float">
            <text:p>0.7993333333</text:p>
          </table:table-cell>
          <table:table-cell office:value-type="float" office:value="0.801714285714" calcext:value-type="float">
            <text:p>0.801714285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9333333333" calcext:value-type="float">
            <text:p>0.7993333333</text:p>
          </table:table-cell>
          <table:table-cell office:value-type="float" office:value="0.802142857143" calcext:value-type="float">
            <text:p>0.8021428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2:59:24.636383443</meta:creation-date>
    <meta:generator>LibreOffice/5.1.6.2$Linux_X86_64 LibreOffice_project/10m0$Build-2</meta:generator>
    <dc:date>2018-04-11T23:17:51.336750400</dc:date>
    <meta:editing-duration>PT18M23S</meta:editing-duration>
    <meta:editing-cycles>8</meta:editing-cycles>
    <meta:document-statistic meta:table-count="1" meta:cell-count="1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2.225cm" svg:y="3.706cm" style:legend-expansion="high" chart:style-name="ch2"/>
        <chart:plot-area chart:style-name="ch3" table:cell-range-address="Sheet1.A1:Sheet1.D13" chart:data-source-has-labels="row" svg:x="0.32cm" svg:y="0.18cm" svg:width="11.585cm" svg:height="7.666cm">
          <chartooo:coordinate-region svg:x="1.232cm" svg:y="0.379cm" svg:width="9.983cm" svg:height="6.82cm"/>
          <chart:axis chart:dimension="x" chart:name="primary-x" chart:style-name="ch4">
            <chart:title svg:x="4.705cm" svg:y="8.026cm" chart:style-name="ch5">
              <text:p>min_samples_split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3" chart:label-cell-address="Sheet1.B1:Sheet1.B1" chart:class="chart:scatter">
            <chart:domain table:cell-range-address="Sheet1.A2:Sheet1.A13"/>
            <chart:data-point chart:repeated="12"/>
          </chart:series>
          <chart:series chart:style-name="ch9" chart:values-cell-range-address="Sheet1.C2:Sheet1.C13" chart:label-cell-address="Sheet1.C1:Sheet1.C1" chart:class="chart:scatter">
            <chart:data-point chart:repeated="12"/>
          </chart:series>
          <chart:series chart:style-name="ch10" chart:values-cell-range-address="Sheet1.D2:Sheet1.D13" chart:label-cell-address="Sheet1.D1:Sheet1.D1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accuracy</text:p>
                <draw:g>
                  <svg:desc>Sheet1.B1:Sheet1.B1</svg:desc>
                </draw:g>
              </table:table-cell>
              <table:table-cell office:value-type="string">
                <text:p>Valid acccuracy</text:p>
                <draw:g>
                  <svg:desc>Sheet1.C1:Sheet1.C1</svg:desc>
                </draw:g>
              </table:table-cell>
              <table:table-cell office:value-type="string">
                <text:p>Test accurac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Sheet1.A2:Sheet1.A13</svg:desc>
                </draw:g>
              </table:table-cell>
              <table:table-cell office:value-type="float" office:value="0.889333333333">
                <text:p>0.889333333333</text:p>
                <draw:g>
                  <svg:desc>Sheet1.B2:Sheet1.B13</svg:desc>
                </draw:g>
              </table:table-cell>
              <table:table-cell office:value-type="float" office:value="0.798333333333">
                <text:p>0.798333333333</text:p>
                <draw:g>
                  <svg:desc>Sheet1.C2:Sheet1.C13</svg:desc>
                </draw:g>
              </table:table-cell>
              <table:table-cell office:value-type="float" office:value="0.801">
                <text:p>0.801</text:p>
                <draw:g>
                  <svg:desc>Sheet1.D2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">
                <text:p>0.00001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9666666667">
                <text:p>0.799666666667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">
                <text:p>0.00002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6666666667">
                <text:p>0.796666666667</text:p>
              </table:table-cell>
              <table:table-cell office:value-type="float" office:value="0.800285714286">
                <text:p>0.800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5">
                <text:p>0.00005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7333333333">
                <text:p>0.797333333333</text:p>
              </table:table-cell>
              <table:table-cell office:value-type="float" office:value="0.802571428571">
                <text:p>0.802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0.884">
                <text:p>0.884</text:p>
              </table:table-cell>
              <table:table-cell office:value-type="float" office:value="0.799666666667">
                <text:p>0.799666666667</text:p>
              </table:table-cell>
              <table:table-cell office:value-type="float" office:value="0.805142857143">
                <text:p>0.805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">
                <text:p>0.0003</text:p>
              </table:table-cell>
              <table:table-cell office:value-type="float" office:value="0.87062962963">
                <text:p>0.87062962963</text:p>
              </table:table-cell>
              <table:table-cell office:value-type="float" office:value="0.806333333333">
                <text:p>0.806333333333</text:p>
              </table:table-cell>
              <table:table-cell office:value-type="float" office:value="0.812571428571">
                <text:p>0.812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8">
                <text:p>0.0008</text:p>
              </table:table-cell>
              <table:table-cell office:value-type="float" office:value="0.858851851852">
                <text:p>0.858851851852</text:p>
              </table:table-cell>
              <table:table-cell office:value-type="float" office:value="0.812">
                <text:p>0.812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">
                <text:p>0.001</text:p>
              </table:table-cell>
              <table:table-cell office:value-type="float" office:value="0.85662962963">
                <text:p>0.85662962963</text:p>
              </table:table-cell>
              <table:table-cell office:value-type="float" office:value="0.81">
                <text:p>0.8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">
                <text:p>0.005</text:p>
              </table:table-cell>
              <table:table-cell office:value-type="float" office:value="0.841037037037">
                <text:p>0.841037037037</text:p>
              </table:table-cell>
              <table:table-cell office:value-type="float" office:value="0.820333333333">
                <text:p>0.820333333333</text:p>
              </table:table-cell>
              <table:table-cell office:value-type="float" office:value="0.824285714286">
                <text:p>0.82428571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0.834814814815">
                <text:p>0.834814814815</text:p>
              </table:table-cell>
              <table:table-cell office:value-type="float" office:value="0.818">
                <text:p>0.818</text:p>
              </table:table-cell>
              <table:table-cell office:value-type="float" office:value="0.823142857143">
                <text:p>0.823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0.827481481481">
                <text:p>0.827481481481</text:p>
              </table:table-cell>
              <table:table-cell office:value-type="float" office:value="0.819333333333">
                <text:p>0.819333333333</text:p>
              </table:table-cell>
              <table:table-cell office:value-type="float" office:value="0.823428571429">
                <text:p>0.823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">
                <text:p>0.06</text:p>
              </table:table-cell>
              <table:table-cell office:value-type="float" office:value="0.819962962963">
                <text:p>0.819962962963</text:p>
              </table:table-cell>
              <table:table-cell office:value-type="float" office:value="0.810333333333">
                <text:p>0.810333333333</text:p>
              </table:table-cell>
              <table:table-cell office:value-type="float" office:value="0.815142857143">
                <text:p>0.815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3.703cm" style:legend-expansion="high" chart:style-name="ch2"/>
        <chart:plot-area chart:style-name="ch3" table:cell-range-address="Sheet1.A27:Sheet1.D40" chart:data-source-has-labels="row" svg:x="0.32cm" svg:y="0.18cm" svg:width="11.582cm" svg:height="7.659cm">
          <chartooo:coordinate-region svg:x="1.232cm" svg:y="0.38cm" svg:width="9.981cm" svg:height="6.813cm"/>
          <chart:axis chart:dimension="x" chart:name="primary-x" chart:style-name="ch4">
            <chart:title svg:x="4.731cm" svg:y="8.019cm" chart:style-name="ch5">
              <text:p>min_samples_leaf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8:Sheet1.B40" chart:label-cell-address="Sheet1.B27:Sheet1.B27" chart:class="chart:scatter">
            <chart:domain table:cell-range-address="Sheet1.A28:Sheet1.A40"/>
            <chart:data-point chart:repeated="13"/>
          </chart:series>
          <chart:series chart:style-name="ch9" chart:values-cell-range-address="Sheet1.C28:Sheet1.C40" chart:label-cell-address="Sheet1.C27:Sheet1.C27" chart:class="chart:scatter">
            <chart:data-point chart:repeated="13"/>
          </chart:series>
          <chart:series chart:style-name="ch10" chart:values-cell-range-address="Sheet1.D28:Sheet1.D40" chart:label-cell-address="Sheet1.D27:Sheet1.D27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accuracy</text:p>
                <draw:g>
                  <svg:desc>Sheet1.B27:Sheet1.B27</svg:desc>
                </draw:g>
              </table:table-cell>
              <table:table-cell office:value-type="string">
                <text:p>Valid acccuracy</text:p>
                <draw:g>
                  <svg:desc>Sheet1.C27:Sheet1.C27</svg:desc>
                </draw:g>
              </table:table-cell>
              <table:table-cell office:value-type="string">
                <text:p>Test accuracy</text:p>
                <draw:g>
                  <svg:desc>Sheet1.D27:Sheet1.D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Sheet1.A28:Sheet1.A40</svg:desc>
                </draw:g>
              </table:table-cell>
              <table:table-cell office:value-type="float" office:value="0.889333333333">
                <text:p>0.889333333333</text:p>
                <draw:g>
                  <svg:desc>Sheet1.B28:Sheet1.B40</svg:desc>
                </draw:g>
              </table:table-cell>
              <table:table-cell office:value-type="float" office:value="0.798333333333">
                <text:p>0.798333333333</text:p>
                <draw:g>
                  <svg:desc>Sheet1.C28:Sheet1.C40</svg:desc>
                </draw:g>
              </table:table-cell>
              <table:table-cell office:value-type="float" office:value="0.802">
                <text:p>0.802</text:p>
                <draw:g>
                  <svg:desc>Sheet1.D28:Sheet1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">
                <text:p>0.00001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8666666667">
                <text:p>0.798666666667</text:p>
              </table:table-cell>
              <table:table-cell office:value-type="float" office:value="0.801714285714">
                <text:p>0.801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">
                <text:p>0.00002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9333333333">
                <text:p>0.799333333333</text:p>
              </table:table-cell>
              <table:table-cell office:value-type="float" office:value="0.801285714286">
                <text:p>0.801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5">
                <text:p>0.00005</text:p>
              </table:table-cell>
              <table:table-cell office:value-type="float" office:value="0.867888888889">
                <text:p>0.867888888889</text:p>
              </table:table-cell>
              <table:table-cell office:value-type="float" office:value="0.811666666667">
                <text:p>0.811666666667</text:p>
              </table:table-cell>
              <table:table-cell office:value-type="float" office:value="0.814571428571">
                <text:p>0.814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0.861518518519">
                <text:p>0.861518518519</text:p>
              </table:table-cell>
              <table:table-cell office:value-type="float" office:value="0.811666666667">
                <text:p>0.811666666667</text:p>
              </table:table-cell>
              <table:table-cell office:value-type="float" office:value="0.814285714286">
                <text:p>0.8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">
                <text:p>0.0003</text:p>
              </table:table-cell>
              <table:table-cell office:value-type="float" office:value="0.846518518519">
                <text:p>0.846518518519</text:p>
              </table:table-cell>
              <table:table-cell office:value-type="float" office:value="0.816333333333">
                <text:p>0.816333333333</text:p>
              </table:table-cell>
              <table:table-cell office:value-type="float" office:value="0.822714285714">
                <text:p>0.822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8">
                <text:p>0.0008</text:p>
              </table:table-cell>
              <table:table-cell office:value-type="float" office:value="0.83962962963">
                <text:p>0.83962962963</text:p>
              </table:table-cell>
              <table:table-cell office:value-type="float" office:value="0.829">
                <text:p>0.829</text:p>
              </table:table-cell>
              <table:table-cell office:value-type="float" office:value="0.826571428571">
                <text:p>0.826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">
                <text:p>0.001</text:p>
              </table:table-cell>
              <table:table-cell office:value-type="float" office:value="0.837888888889">
                <text:p>0.837888888889</text:p>
              </table:table-cell>
              <table:table-cell office:value-type="float" office:value="0.83">
                <text:p>0.83</text:p>
              </table:table-cell>
              <table:table-cell office:value-type="float" office:value="0.825857142857">
                <text:p>0.825857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">
                <text:p>0.005</text:p>
              </table:table-cell>
              <table:table-cell office:value-type="float" office:value="0.829592592593">
                <text:p>0.829592592593</text:p>
              </table:table-cell>
              <table:table-cell office:value-type="float" office:value="0.819">
                <text:p>0.819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0.824666666667">
                <text:p>0.824666666667</text:p>
              </table:table-cell>
              <table:table-cell office:value-type="float" office:value="0.821666666667">
                <text:p>0.821666666667</text:p>
              </table:table-cell>
              <table:table-cell office:value-type="float" office:value="0.821857142857">
                <text:p>0.821857142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0.819962962963">
                <text:p>0.819962962963</text:p>
              </table:table-cell>
              <table:table-cell office:value-type="float" office:value="0.810333333333">
                <text:p>0.810333333333</text:p>
              </table:table-cell>
              <table:table-cell office:value-type="float" office:value="0.815142857143">
                <text:p>0.815142857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">
                <text:p>0.06</text:p>
              </table:table-cell>
              <table:table-cell office:value-type="float" office:value="0.809111111111">
                <text:p>0.809111111111</text:p>
              </table:table-cell>
              <table:table-cell office:value-type="float" office:value="0.803666666667">
                <text:p>0.803666666667</text:p>
              </table:table-cell>
              <table:table-cell office:value-type="float" office:value="0.806142857143">
                <text:p>0.80614285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">
                <text:p>0.1</text:p>
              </table:table-cell>
              <table:table-cell office:value-type="float" office:value="0.802666666667">
                <text:p>0.802666666667</text:p>
              </table:table-cell>
              <table:table-cell office:value-type="float" office:value="0.800666666667">
                <text:p>0.800666666667</text:p>
              </table:table-cell>
              <table:table-cell office:value-type="float" office:value="0.804571428571">
                <text:p>0.804571428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3.703cm" style:legend-expansion="high" chart:style-name="ch2"/>
        <chart:plot-area chart:style-name="ch3" table:cell-range-address="Sheet1.A49:Sheet1.D64" chart:data-source-has-labels="row" svg:x="0.32cm" svg:y="0.18cm" svg:width="11.582cm" svg:height="7.659cm">
          <chartooo:coordinate-region svg:x="1.232cm" svg:y="0.379cm" svg:width="10.483cm" svg:height="6.813cm"/>
          <chart:axis chart:dimension="x" chart:name="primary-x" chart:style-name="ch4">
            <chart:title svg:x="5.247cm" svg:y="8.019cm" chart:style-name="ch5">
              <text:p>max_depth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50:Sheet1.B64" chart:label-cell-address="Sheet1.B49:Sheet1.B49" chart:class="chart:scatter">
            <chart:domain table:cell-range-address="Sheet1.A50:Sheet1.A64"/>
            <chart:data-point chart:repeated="15"/>
          </chart:series>
          <chart:series chart:style-name="ch8" chart:values-cell-range-address="Sheet1.C50:Sheet1.C64" chart:label-cell-address="Sheet1.C49:Sheet1.C49" chart:class="chart:scatter">
            <chart:data-point chart:repeated="15"/>
          </chart:series>
          <chart:series chart:style-name="ch9" chart:values-cell-range-address="Sheet1.D50:Sheet1.D64" chart:label-cell-address="Sheet1.D49:Sheet1.D49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accuracy</text:p>
                <draw:g>
                  <svg:desc>Sheet1.B49:Sheet1.B49</svg:desc>
                </draw:g>
              </table:table-cell>
              <table:table-cell office:value-type="string">
                <text:p>Valid acccuracy</text:p>
                <draw:g>
                  <svg:desc>Sheet1.C49:Sheet1.C49</svg:desc>
                </draw:g>
              </table:table-cell>
              <table:table-cell office:value-type="string">
                <text:p>Test accuracy</text:p>
                <draw:g>
                  <svg:desc>Sheet1.D49:Sheet1.D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0:Sheet1.A64</svg:desc>
                </draw:g>
              </table:table-cell>
              <table:table-cell office:value-type="float" office:value="0.751814814815">
                <text:p>0.751814814815</text:p>
                <draw:g>
                  <svg:desc>Sheet1.B50:Sheet1.B64</svg:desc>
                </draw:g>
              </table:table-cell>
              <table:table-cell office:value-type="float" office:value="0.745333333333">
                <text:p>0.745333333333</text:p>
                <draw:g>
                  <svg:desc>Sheet1.C50:Sheet1.C64</svg:desc>
                </draw:g>
              </table:table-cell>
              <table:table-cell office:value-type="float" office:value="0.755428571429">
                <text:p>0.755428571429</text:p>
                <draw:g>
                  <svg:desc>Sheet1.D50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812444444444">
                <text:p>0.812444444444</text:p>
              </table:table-cell>
              <table:table-cell office:value-type="float" office:value="0.805666666667">
                <text:p>0.805666666667</text:p>
              </table:table-cell>
              <table:table-cell office:value-type="float" office:value="0.810285714286">
                <text:p>0.810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22666666667">
                <text:p>0.822666666667</text:p>
              </table:table-cell>
              <table:table-cell office:value-type="float" office:value="0.810333333333">
                <text:p>0.810333333333</text:p>
              </table:table-cell>
              <table:table-cell office:value-type="float" office:value="0.816857142857">
                <text:p>0.816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33740740741">
                <text:p>0.833740740741</text:p>
              </table:table-cell>
              <table:table-cell office:value-type="float" office:value="0.817666666667">
                <text:p>0.817666666667</text:p>
              </table:table-cell>
              <table:table-cell office:value-type="float" office:value="0.821428571429">
                <text:p>0.82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844518518519">
                <text:p>0.844518518519</text:p>
              </table:table-cell>
              <table:table-cell office:value-type="float" office:value="0.821">
                <text:p>0.821</text:p>
              </table:table-cell>
              <table:table-cell office:value-type="float" office:value="0.822142857143">
                <text:p>0.822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860962962963">
                <text:p>0.860962962963</text:p>
              </table:table-cell>
              <table:table-cell office:value-type="float" office:value="0.815666666667">
                <text:p>0.815666666667</text:p>
              </table:table-cell>
              <table:table-cell office:value-type="float" office:value="0.815714285714">
                <text:p>0.81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870962962963">
                <text:p>0.870962962963</text:p>
              </table:table-cell>
              <table:table-cell office:value-type="float" office:value="0.811">
                <text:p>0.811</text:p>
              </table:table-cell>
              <table:table-cell office:value-type="float" office:value="0.811857142857">
                <text:p>0.811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887111111111">
                <text:p>0.887111111111</text:p>
              </table:table-cell>
              <table:table-cell office:value-type="float" office:value="0.801333333333">
                <text:p>0.801333333333</text:p>
              </table:table-cell>
              <table:table-cell office:value-type="float" office:value="0.801142857143">
                <text:p>0.801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0.889296296296">
                <text:p>0.889296296296</text:p>
              </table:table-cell>
              <table:table-cell office:value-type="float" office:value="0.797">
                <text:p>0.797</text:p>
              </table:table-cell>
              <table:table-cell office:value-type="float" office:value="0.801285714286">
                <text:p>0.80128571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7666666667">
                <text:p>0.797666666667</text:p>
              </table:table-cell>
              <table:table-cell office:value-type="float" office:value="0.801285714286">
                <text:p>0.801285714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8">
                <text:p>0.798</text:p>
              </table:table-cell>
              <table:table-cell office:value-type="float" office:value="0.801714285714">
                <text:p>0.801714285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6333333333">
                <text:p>0.796333333333</text:p>
              </table:table-cell>
              <table:table-cell office:value-type="float" office:value="0.800142857143">
                <text:p>0.80014285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6">
                <text:p>0.796</text:p>
              </table:table-cell>
              <table:table-cell office:value-type="float" office:value="0.802428571429">
                <text:p>0.8024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9333333333">
                <text:p>0.799333333333</text:p>
              </table:table-cell>
              <table:table-cell office:value-type="float" office:value="0.801714285714">
                <text:p>0.801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9333333333">
                <text:p>0.799333333333</text:p>
              </table:table-cell>
              <table:table-cell office:value-type="float" office:value="0.802142857143">
                <text:p>0.802142857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